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0</text:p>
          </table:table-cell>
          <table:table-cell table:style-name="ce1" office:value-type="string" calcext:value-type="string">
            <text:p>KMEANS5</text:p>
          </table:table-cell>
          <table:table-cell table:style-name="ce1" office:value-type="string" calcext:value-type="string">
            <text:p>KMEANS10</text:p>
          </table:table-cell>
          <table:table-cell table:style-name="ce1" office:value-type="string" calcext:value-type="string">
            <text:p>KMEANS2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223" calcext:value-type="float">
            <text:p>24223</text:p>
          </table:table-cell>
          <table:table-cell office:value-type="float" office:value="2213" calcext:value-type="float">
            <text:p>2213</text:p>
          </table:table-cell>
          <table:table-cell office:value-type="float" office:value="4625" calcext:value-type="float">
            <text:p>4625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5177" calcext:value-type="float">
            <text:p>5177</text:p>
          </table:table-cell>
          <table:table-cell office:value-type="float" office:value="486" calcext:value-type="float">
            <text:p>486</text:p>
          </table:table-cell>
          <table:table-cell office:value-type="float" office:value="967" calcext:value-type="float">
            <text:p>96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4061" calcext:value-type="float">
            <text:p>24061</text:p>
          </table:table-cell>
          <table:table-cell office:value-type="float" office:value="2208" calcext:value-type="float">
            <text:p>2208</text:p>
          </table:table-cell>
          <table:table-cell office:value-type="float" office:value="4504" calcext:value-type="float">
            <text:p>4504</text:p>
          </table:table-cell>
          <table:table-cell office:value-type="float" office:value="11328" calcext:value-type="float">
            <text:p>11328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0133" calcext:value-type="float">
            <text:p>20133</text:p>
          </table:table-cell>
          <table:table-cell office:value-type="float" office:value="1775" calcext:value-type="float">
            <text:p>1775</text:p>
          </table:table-cell>
          <table:table-cell office:value-type="float" office:value="3737" calcext:value-type="float">
            <text:p>3737</text:p>
          </table:table-cell>
          <table:table-cell office:value-type="float" office:value="9247" calcext:value-type="float">
            <text:p>9247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10373" calcext:value-type="float">
            <text:p>10373</text:p>
          </table:table-cell>
          <table:table-cell office:value-type="float" office:value="887" calcext:value-type="float">
            <text:p>887</text:p>
          </table:table-cell>
          <table:table-cell office:value-type="float" office:value="1881" calcext:value-type="float">
            <text:p>1881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4676" calcext:value-type="float">
            <text:p>14676</text:p>
          </table:table-cell>
          <table:table-cell office:value-type="float" office:value="1205" calcext:value-type="float">
            <text:p>1205</text:p>
          </table:table-cell>
          <table:table-cell office:value-type="float" office:value="2610" calcext:value-type="float">
            <text:p>2610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450" calcext:value-type="float">
            <text:p>30450</text:p>
          </table:table-cell>
          <table:table-cell office:value-type="float" office:value="3106" calcext:value-type="float">
            <text:p>3106</text:p>
          </table:table-cell>
          <table:table-cell office:value-type="float" office:value="5867" calcext:value-type="float">
            <text:p>5867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54129" calcext:value-type="float">
            <text:p>54129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1690" calcext:value-type="float">
            <text:p>11690</text:p>
          </table:table-cell>
          <table:table-cell table:style-name="ce1" office:value-type="float" office:value="30456" calcext:value-type="float">
            <text:p>30456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720" calcext:value-type="float">
            <text:p>17720</text:p>
          </table:table-cell>
          <table:table-cell office:value-type="float" office:value="1737" calcext:value-type="float">
            <text:p>1737</text:p>
          </table:table-cell>
          <table:table-cell office:value-type="float" office:value="3565" calcext:value-type="float">
            <text:p>3565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34" calcext:value-type="float">
            <text:p>18334</text:p>
          </table:table-cell>
          <table:table-cell office:value-type="float" office:value="1770" calcext:value-type="float">
            <text:p>1770</text:p>
          </table:table-cell>
          <table:table-cell office:value-type="float" office:value="3592" calcext:value-type="float">
            <text:p>3592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7319" calcext:value-type="float">
            <text:p>7319</text:p>
          </table:table-cell>
          <table:table-cell office:value-type="float" office:value="978" calcext:value-type="float">
            <text:p>978</text:p>
          </table:table-cell>
          <table:table-cell office:value-type="float" office:value="1424" calcext:value-type="float">
            <text:p>1424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5750" calcext:value-type="float">
            <text:p>5750</text:p>
          </table:table-cell>
          <table:table-cell table:style-name="ce1" office:value-type="float" office:value="1617" calcext:value-type="float">
            <text:p>1617</text:p>
          </table:table-cell>
          <table:table-cell office:value-type="float" office:value="4646" calcext:value-type="float">
            <text:p>4646</text:p>
          </table:table-cell>
          <table:table-cell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651" calcext:value-type="float">
            <text:p>16651</text:p>
          </table:table-cell>
          <table:table-cell table:style-name="ce1" office:value-type="float" office:value="2958" calcext:value-type="float">
            <text:p>2958</text:p>
          </table:table-cell>
          <table:table-cell table:style-name="ce1" office:value-type="float" office:value="4242" calcext:value-type="float">
            <text:p>4242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374" calcext:value-type="float">
            <text:p>54374</text:p>
          </table:table-cell>
          <table:table-cell office:value-type="float" office:value="5551" calcext:value-type="float">
            <text:p>5551</text:p>
          </table:table-cell>
          <table:table-cell office:value-type="float" office:value="10973" calcext:value-type="float">
            <text:p>10973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4832" calcext:value-type="float">
            <text:p>14832</text:p>
          </table:table-cell>
          <table:table-cell office:value-type="float" office:value="2500" calcext:value-type="float">
            <text:p>2500</text:p>
          </table:table-cell>
          <table:table-cell office:value-type="float" office:value="3123" calcext:value-type="float">
            <text:p>3123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356" calcext:value-type="float">
            <text:p>14356</text:p>
          </table:table-cell>
          <table:table-cell office:value-type="float" office:value="1366" calcext:value-type="float">
            <text:p>1366</text:p>
          </table:table-cell>
          <table:table-cell office:value-type="float" office:value="2839" calcext:value-type="float">
            <text:p>2839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158" calcext:value-type="float">
            <text:p>20158</text:p>
          </table:table-cell>
          <table:table-cell office:value-type="float" office:value="1997" calcext:value-type="float">
            <text:p>1997</text:p>
          </table:table-cell>
          <table:table-cell office:value-type="float" office:value="4027" calcext:value-type="float">
            <text:p>4027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6967" calcext:value-type="float">
            <text:p>26967</text:p>
          </table:table-cell>
          <table:table-cell office:value-type="float" office:value="2669" calcext:value-type="float">
            <text:p>2669</text:p>
          </table:table-cell>
          <table:table-cell office:value-type="float" office:value="5322" calcext:value-type="float">
            <text:p>532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163" calcext:value-type="float">
            <text:p>58163</text:p>
          </table:table-cell>
          <table:table-cell office:value-type="float" office:value="7431" calcext:value-type="float">
            <text:p>7431</text:p>
          </table:table-cell>
          <table:table-cell office:value-type="float" office:value="12686" calcext:value-type="float">
            <text:p>12686</text:p>
          </table:table-cell>
          <table:table-cell office:value-type="float" office:value="29266" calcext:value-type="float">
            <text:p>29266</text:p>
          </table:table-cell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19851" calcext:value-type="float">
            <text:p>119851</text:p>
          </table:table-cell>
          <table:table-cell office:value-type="float" office:value="22903" calcext:value-type="float">
            <text:p>22903</text:p>
          </table:table-cell>
          <table:table-cell office:value-type="float" office:value="34638" calcext:value-type="float">
            <text:p>34638</text:p>
          </table:table-cell>
          <table:table-cell office:value-type="float" office:value="76705" calcext:value-type="float">
            <text:p>76705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21" calcext:value-type="float">
            <text:p>11721</text:p>
          </table:table-cell>
          <table:table-cell table:style-name="ce1" office:value-type="float" office:value="2162" calcext:value-type="float">
            <text:p>2162</text:p>
          </table:table-cell>
          <table:table-cell office:value-type="float" office:value="3038" calcext:value-type="float">
            <text:p>3038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1768" calcext:value-type="float">
            <text:p>121768</text:p>
          </table:table-cell>
          <table:table-cell table:style-name="ce1" office:value-type="float" office:value="17622" calcext:value-type="float">
            <text:p>17622</text:p>
          </table:table-cell>
          <table:table-cell table:style-name="ce1" office:value-type="float" office:value="43519" calcext:value-type="float">
            <text:p>43519</text:p>
          </table:table-cell>
          <table:table-cell office:value-type="float" office:value="58493" calcext:value-type="float">
            <text:p>58493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7630" calcext:value-type="float">
            <text:p>27630</text:p>
          </table:table-cell>
          <table:table-cell office:value-type="float" office:value="2373" calcext:value-type="float">
            <text:p>2373</text:p>
          </table:table-cell>
          <table:table-cell office:value-type="float" office:value="5018" calcext:value-type="float">
            <text:p>5018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2053" calcext:value-type="float">
            <text:p>32053</text:p>
          </table:table-cell>
          <table:table-cell office:value-type="float" office:value="2607" calcext:value-type="float">
            <text:p>2607</text:p>
          </table:table-cell>
          <table:table-cell office:value-type="float" office:value="5021" calcext:value-type="float">
            <text:p>5021</text:p>
          </table:table-cell>
          <table:table-cell office:value-type="float" office:value="13850" calcext:value-type="float">
            <text:p>13850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8988" calcext:value-type="float">
            <text:p>28988</text:p>
          </table:table-cell>
          <table:table-cell office:value-type="float" office:value="2454" calcext:value-type="float">
            <text:p>2454</text:p>
          </table:table-cell>
          <table:table-cell office:value-type="float" office:value="5507" calcext:value-type="float">
            <text:p>5507</text:p>
          </table:table-cell>
          <table:table-cell office:value-type="float" office:value="15633" calcext:value-type="float">
            <text:p>15633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6999" calcext:value-type="float">
            <text:p>16999</text:p>
          </table:table-cell>
          <table:table-cell office:value-type="float" office:value="1825" calcext:value-type="float">
            <text:p>1825</text:p>
          </table:table-cell>
          <table:table-cell office:value-type="float" office:value="3321" calcext:value-type="float">
            <text:p>3321</text:p>
          </table:table-cell>
          <table:table-cell office:value-type="float" office:value="8279" calcext:value-type="float">
            <text:p>8279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79" calcext:value-type="float">
            <text:p>25579</text:p>
          </table:table-cell>
          <table:table-cell office:value-type="float" office:value="2568" calcext:value-type="float">
            <text:p>2568</text:p>
          </table:table-cell>
          <table:table-cell office:value-type="float" office:value="5160" calcext:value-type="float">
            <text:p>5160</text:p>
          </table:table-cell>
          <table:table-cell office:value-type="float" office:value="12893" calcext:value-type="float">
            <text:p>12893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39" calcext:value-type="float">
            <text:p>17339</text:p>
          </table:table-cell>
          <table:table-cell office:value-type="float" office:value="1908" calcext:value-type="float">
            <text:p>1908</text:p>
          </table:table-cell>
          <table:table-cell office:value-type="float" office:value="4090" calcext:value-type="float">
            <text:p>4090</text:p>
          </table:table-cell>
          <table:table-cell office:value-type="float" office:value="9441" calcext:value-type="float">
            <text:p>9441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556" calcext:value-type="float">
            <text:p>19556</text:p>
          </table:table-cell>
          <table:table-cell table:style-name="ce1" office:value-type="float" office:value="2938" calcext:value-type="float">
            <text:p>2938</text:p>
          </table:table-cell>
          <table:table-cell office:value-type="float" office:value="5037" calcext:value-type="float">
            <text:p>5037</text:p>
          </table:table-cell>
          <table:table-cell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89" calcext:value-type="float">
            <text:p>22289</text:p>
          </table:table-cell>
          <table:table-cell table:style-name="ce1" office:value-type="float" office:value="3444" calcext:value-type="float">
            <text:p>3444</text:p>
          </table:table-cell>
          <table:table-cell office:value-type="float" office:value="6519" calcext:value-type="float">
            <text:p>6519</text:p>
          </table:table-cell>
          <table:table-cell office:value-type="float" office:value="12482" calcext:value-type="float">
            <text:p>12482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2293" calcext:value-type="float">
            <text:p>22293</text:p>
          </table:table-cell>
          <table:table-cell table:style-name="ce1" office:value-type="float" office:value="3043" calcext:value-type="float">
            <text:p>3043</text:p>
          </table:table-cell>
          <table:table-cell table:style-name="ce1" office:value-type="float" office:value="5790" calcext:value-type="float">
            <text:p>5790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903912" calcext:value-type="float">
            <text:p>903912</text:p>
          </table:table-cell>
          <table:table-cell table:formula="of:=SUM([.C2:.C32])" office:value-type="float" office:value="114861" calcext:value-type="float">
            <text:p>114861</text:p>
          </table:table-cell>
          <table:table-cell table:formula="of:=SUM([.D2:.D32])" office:value-type="float" office:value="218978" calcext:value-type="float">
            <text:p>218978</text:p>
          </table:table-cell>
          <table:table-cell table:formula="of:=SUM([.E2:.E32])" office:value-type="float" office:value="469603" calcext:value-type="float">
            <text:p>469603</text:p>
          </table:table-cell>
        </table:table-row>
      </table:table>
      <table:table table:name="mstart" table:style-name="ta1">
        <table:table-column table:style-name="co5" table:number-columns-repeated="2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default-cell-style-name="ce4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TART5</text:p>
          </table:table-cell>
          <table:table-cell table:style-name="ce2" office:value-type="string" calcext:value-type="string">
            <text:p>5success</text:p>
          </table:table-cell>
          <table:table-cell table:style-name="ce1" office:value-type="string" calcext:value-type="string">
            <text:p>MSTART10</text:p>
          </table:table-cell>
          <table:table-cell table:style-name="ce2" office:value-type="string" calcext:value-type="string">
            <text:p>10success</text:p>
          </table:table-cell>
          <table:table-cell table:style-name="ce1" office:value-type="string" calcext:value-type="string">
            <text:p>MSTART25</text:p>
          </table:table-cell>
          <table:table-cell table:style-name="ce2" office:value-type="string" calcext:value-type="string">
            <text:p>25success</text:p>
          </table:table-cell>
          <table:table-cell table:style-name="ce1" office:value-type="string" calcext:value-type="string">
            <text:p>MASTART50</text:p>
          </table:table-cell>
          <table:table-cell office:value-type="string" calcext:value-type="string">
            <text:p>50success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03" calcext:value-type="float">
            <text:p>2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07" calcext:value-type="float">
            <text:p>45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06" calcext:value-type="float">
            <text:p>116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23" calcext:value-type="float">
            <text:p>24223</text:p>
          </table:table-cell>
          <table:table-cell/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492" calcext:value-type="float">
            <text:p>4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5" calcext:value-type="float">
            <text:p>9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6" calcext:value-type="float">
            <text:p>2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7" calcext:value-type="float">
            <text:p>5177</text:p>
          </table:table-cell>
          <table:table-cell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2261" calcext:value-type="float">
            <text:p>22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85" calcext:value-type="float">
            <text:p>46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03" calcext:value-type="float">
            <text:p>1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61" calcext:value-type="float">
            <text:p>24061</text:p>
          </table:table-cell>
          <table:table-cell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873" calcext:value-type="float">
            <text:p>18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8" calcext:value-type="float">
            <text:p>36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9" calcext:value-type="float">
            <text:p>96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33" calcext:value-type="float">
            <text:p>20133</text:p>
          </table:table-cell>
          <table:table-cell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946" calcext:value-type="float">
            <text:p>9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1" calcext:value-type="float">
            <text:p>18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34" calcext:value-type="float">
            <text:p>49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3" calcext:value-type="float">
            <text:p>10373</text:p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1" calcext:value-type="float">
            <text:p>12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4" calcext:value-type="float">
            <text:p>27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46" calcext:value-type="float">
            <text:p>65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6" calcext:value-type="float">
            <text:p>14676</text:p>
          </table:table-cell>
          <table:table-cell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007" calcext:value-type="float">
            <text:p>30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91" calcext:value-type="float">
            <text:p>58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417" calcext:value-type="float">
            <text:p>144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450" calcext:value-type="float">
            <text:p>30450</text:p>
          </table:table-cell>
          <table:table-cell/>
        </table:table-row>
        <table:table-row table:style-name="ro1">
          <table:table-cell office:value-type="string" calcext:value-type="string">
            <text:p>CM8</text:p>
          </table:table-cell>
          <table:table-cell office:value-type="float" office:value="8033" calcext:value-type="float">
            <text:p>8033</text:p>
          </table:table-cell>
          <table:table-cell office:value-type="percentage" office:value="0.2" calcext:value-type="percentage">
            <text:p>20,00%</text:p>
          </table:table-cell>
          <table:table-cell office:value-type="float" office:value="18821" calcext:value-type="float">
            <text:p>1882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29406" calcext:value-type="float">
            <text:p>2940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54129" calcext:value-type="float">
            <text:p>54129</text:p>
          </table:table-cell>
          <table:table-cell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763" calcext:value-type="float">
            <text:p>1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43" calcext:value-type="float">
            <text:p>3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47" calcext:value-type="float">
            <text:p>90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720" calcext:value-type="float">
            <text:p>17720</text:p>
          </table:table-cell>
          <table:table-cell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1831" calcext:value-type="float">
            <text:p>18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8" calcext:value-type="float">
            <text:p>38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89" calcext:value-type="float">
            <text:p>9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334" calcext:value-type="float">
            <text:p>18334</text:p>
          </table:table-cell>
          <table:table-cell/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1159" calcext:value-type="float">
            <text:p>11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7" calcext:value-type="float">
            <text:p>1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98" calcext:value-type="float">
            <text:p>36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19" calcext:value-type="float">
            <text:p>7319</text:p>
          </table:table-cell>
          <table:table-cell/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2285" calcext:value-type="float">
            <text:p>2285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606" calcext:value-type="float">
            <text:p>460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28" calcext:value-type="float">
            <text:p>45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50" calcext:value-type="float">
            <text:p>5750</text:p>
          </table:table-cell>
          <table:table-cell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72" calcext:value-type="float">
            <text:p>2472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4642" calcext:value-type="float">
            <text:p>464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8921" calcext:value-type="float">
            <text:p>892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651" calcext:value-type="float">
            <text:p>16651</text:p>
          </table:table-cell>
          <table:table-cell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499" calcext:value-type="float">
            <text:p>54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62" calcext:value-type="float">
            <text:p>109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647" calcext:value-type="float">
            <text:p>28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74" calcext:value-type="float">
            <text:p>54374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004" calcext:value-type="float">
            <text:p>40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60" calcext:value-type="float">
            <text:p>74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32" calcext:value-type="float">
            <text:p>14832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1404" calcext:value-type="float">
            <text:p>1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76" calcext:value-type="float">
            <text:p>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39" calcext:value-type="float">
            <text:p>7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356" calcext:value-type="float">
            <text:p>14356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037" calcext:value-type="float">
            <text:p>20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8" calcext:value-type="float">
            <text:p>39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4" calcext:value-type="float">
            <text:p>99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58" calcext:value-type="float">
            <text:p>20158</text:p>
          </table:table-cell>
          <table:table-cell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2748" calcext:value-type="float">
            <text:p>27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77" calcext:value-type="float">
            <text:p>547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967" calcext:value-type="float">
            <text:p>26967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802" calcext:value-type="float">
            <text:p>58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7" calcext:value-type="float">
            <text:p>1164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58163" calcext:value-type="float">
            <text:p>58163</text:p>
          </table:table-cell>
          <table:table-cell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8789" calcext:value-type="float">
            <text:p>187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0204" calcext:value-type="float">
            <text:p>3020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9851" calcext:value-type="float">
            <text:p>119851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30" calcext:value-type="float">
            <text:p>203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289" calcext:value-type="float">
            <text:p>328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11721" calcext:value-type="float">
            <text:p>11721</text:p>
          </table:table-cell>
          <table:table-cell/>
        </table:table-row>
        <table:table-row table:style-name="ro1">
          <table:table-cell office:value-type="string" calcext:value-type="string">
            <text:p>Rosenbrock10</text:p>
          </table:table-cell>
          <table:table-cell office:value-type="float" office:value="12839" calcext:value-type="float">
            <text:p>12839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5964" calcext:value-type="float">
            <text:p>25964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/>
          <table:table-cell office:value-type="float" office:value="121768" calcext:value-type="float">
            <text:p>121768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514" calcext:value-type="float">
            <text:p>25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8" calcext:value-type="float">
            <text:p>49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7630" calcext:value-type="float">
            <text:p>27630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673" calcext:value-type="float">
            <text:p>2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12" calcext:value-type="float">
            <text:p>541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32053" calcext:value-type="float">
            <text:p>32053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991" calcext:value-type="float">
            <text:p>2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34" calcext:value-type="float">
            <text:p>56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8988" calcext:value-type="float">
            <text:p>28988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2286" calcext:value-type="float">
            <text:p>2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9" calcext:value-type="float">
            <text:p>36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6999" calcext:value-type="float">
            <text:p>16999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3342" calcext:value-type="float">
            <text:p>3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2" calcext:value-type="float">
            <text:p>517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5579" calcext:value-type="float">
            <text:p>25579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2256" calcext:value-type="float">
            <text:p>2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51" calcext:value-type="float">
            <text:p>395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7339" calcext:value-type="float">
            <text:p>17339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679" calcext:value-type="float">
            <text:p>267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403" calcext:value-type="float">
            <text:p>440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9556" calcext:value-type="float">
            <text:p>19556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32" calcext:value-type="float">
            <text:p>403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162" calcext:value-type="float">
            <text:p>616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2289" calcext:value-type="float">
            <text:p>22289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340" calcext:value-type="float">
            <text:p>334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6559" calcext:value-type="float">
            <text:p>6559</text:p>
          </table:table-cell>
          <table:table-cell office:value-type="percentage" office:value="0.8" calcext:value-type="percentage">
            <text:p>80,00%</text:p>
          </table:table-cell>
          <table:table-cell table:number-columns-repeated="2"/>
          <table:table-cell office:value-type="float" office:value="22293" calcext:value-type="float">
            <text:p>2229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2])" office:value-type="float" office:value="110084" calcext:value-type="float">
            <text:p>110084</text:p>
          </table:table-cell>
          <table:table-cell table:formula="of:=AVERAGE([.C2:.C32])" office:value-type="percentage" office:value="0.918287096774193" calcext:value-type="percentage">
            <text:p>91,83%</text:p>
          </table:table-cell>
          <table:table-cell table:formula="of:=SUM([.D2:.D32])" office:value-type="float" office:value="205739" calcext:value-type="float">
            <text:p>205739</text:p>
          </table:table-cell>
          <table:table-cell table:formula="of:=AVERAGE([.E2:.E32])" office:value-type="percentage" office:value="0.954835483870968" calcext:value-type="percentage">
            <text:p>95,48%</text:p>
          </table:table-cell>
          <table:table-cell table:formula="of:=SUM([.F2:.F32])" office:value-type="float" office:value="178890" calcext:value-type="float">
            <text:p>178890</text:p>
          </table:table-cell>
          <table:table-cell table:formula="of:=AVERAGE([.G2:.G32])" office:value-type="percentage" office:value="0.972552941176471" calcext:value-type="percentage">
            <text:p>97,26%</text:p>
          </table:table-cell>
          <table:table-cell table:formula="of:=SUM([.H2:.H32])" office:value-type="float" office:value="903912" calcext:value-type="float">
            <text:p>903912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2:21:12.242525834</meta:creation-date>
    <meta:generator>LibreOffice/7.0.4.2$Linux_X86_64 LibreOffice_project/00$Build-2</meta:generator>
    <dc:date>2021-01-16T14:00:01.612966388</dc:date>
    <meta:editing-duration>PT1H28M30S</meta:editing-duration>
    <meta:editing-cycles>42</meta:editing-cycles>
    <meta:document-statistic meta:table-count="2" meta:cell-count="402" meta:object-count="0"/>
  </office:meta>
</office:document-meta>
</file>